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1015063D4DA120037B3.png" manifest:media-type="image/png"/>
  <manifest:file-entry manifest:full-path="Pictures/10000001000002390000026E24E6DD09584C4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974cm" svg:y="0.445cm" svg:width="15.055cm" svg:height="16.457cm" draw:z-index="0"><draw:image xlink:href="Pictures/10000001000002390000026E24E6DD09584C40BE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5.055cm" svg:height="6.8cm" draw:z-index="1"><draw:image xlink:href="Pictures/1000000100000239000001015063D4DA120037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9:07:41.024434052</meta:creation-date>
    <dc:date>2024-09-12T09:12:19.354929519</dc:date>
    <meta:editing-duration>PT4M40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